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6" style:display-name="Heading6">
      <style:paragraph-properties fo:margin-right="0pt" style:line-spacing="1pt" fo:margin-top="6pt" fo:text-align="left" fo:orphans="0" fo:margin-left="0pt" fo:margin-bottom="2pt" fo:padding="0pt" fo:text-indent="0pt" fo:widows="1"/>
      <style:text-properties fo:color="#000000" style:font-name="Arial" fo:font-weight="bold" fo:text-transform="None" fo:font-size="7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4" style:display-name="Heading4">
      <style:paragraph-properties fo:margin-right="0pt" style:line-spacing="2pt" fo:margin-top="10pt" fo:text-align="left" fo:orphans="0" fo:margin-left="0pt" fo:margin-bottom="4pt" fo:padding="0pt" fo:text-indent="0pt" fo:widows="1"/>
      <style:text-properties fo:color="#000000" style:font-name="Arial" fo:text-transform="None" fo:font-size="10"/>
    </style:style>
    <style:style style:family="paragraph" style:name="Heading5" style:display-name="Heading5">
      <style:paragraph-properties fo:margin-right="0pt" style:line-spacing="1pt" fo:margin-top="8pt" fo:text-align="left" fo:orphans="0" fo:margin-left="0pt" fo:margin-bottom="4pt" fo:padding="0pt" fo:text-indent="0pt" fo:widows="1"/>
      <style:text-properties fo:color="#000000" style:font-name="Arial" fo:font-weight="bold" fo:text-transform="None" fo:font-size="9"/>
    </style:style>
    <style:style style:family="paragraph" style:name="Heading2" style:display-name="Heading2">
      <style:paragraph-properties fo:margin-right="0pt" style:line-spacing="4pt" fo:margin-top="12pt" fo:text-align="left" fo:orphans="0" fo:margin-left="0pt" fo:margin-bottom="6pt" fo:padding="0pt" fo:text-indent="0pt" fo:widows="1"/>
      <style:text-properties fo:color="#000000" style:font-name="Arial" fo:font-weight="bold" fo:text-transform="None" fo:font-size="14"/>
    </style:style>
    <style:style style:family="paragraph" style:name="Heading3" style:display-name="Heading3">
      <style:paragraph-properties fo:margin-right="0pt" style:line-spacing="2pt" fo:margin-top="12pt" fo:text-align="left" fo:orphans="0" fo:margin-left="0pt" fo:margin-bottom="6pt" fo:padding="0pt" fo:text-indent="0pt" fo:widows="1"/>
      <style:text-properties fo:color="#000000" style:font-name="Arial" fo:text-transform="None" fo:font-size="12"/>
    </style: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Title</text:span></text:p>
      <text:p text:style-name="Heading1"><text:span text:style-name="T2">Header 1</text:span></text:p>
      <text:p text:style-name="Heading2"><text:span text:style-name="T3">Header 2</text:span></text:p>
      <text:p text:style-name="Heading3"><text:span text:style-name="T4">Header 3</text:span></text:p>
      <text:p text:style-name="Heading4"><text:span text:style-name="T5">Header 4</text:span></text:p>
      <text:p text:style-name="Heading5"><text:span text:style-name="T6">Header 5</text:span></text:p>
      <text:p text:style-name="Heading6"><text:span text:style-name="T7">Header 6</text:span></text:p>
      <text:p text:style-name="Normal"><text:span text:style-name="T8">Paragraph</text:span></text:p>
      <text:p text:style-name="Normal"><text:span text:style-name="T9">xmlns:doc="http://namespaces.zope.org/rml/doc" doc:example=""&gt;Preformatted &lt;b&gt;text&lt;/b&gt; only.</text:span></text:p>
      <text:p text:style-name="Normal"><text:span text:style-name="T10">Preformatted with </text:span><text:span text:style-name="T11">markup</text:span><text:span text:style-name="T12">.</text:span></text:p>
      <text:p text:style-name="Normal"><text:span text:style-name="T13">Paragraph with a border and a padding. </text:span><text:line-break/><text:line-break/><text:span text:style-name="T14"/><text:span text:style-name="T15">Note:</text:span><text:span text:style-name="T16"> The padding only affects the position of the border, not the paragraph text. </text:span></text:p>
      <text:p text:style-name="Normal"><text:span text:style-name="T17">Page number: </text:span><text:page-number/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 fo:font-style="italic"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 fo:font-weight="bold"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